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2ffe5" fo:min-height="0.13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09941" draw:marker-start-width="0.258cm" draw:marker-start-center="false" draw:marker-end-width="0.258cm" draw:marker-end-center="false" draw:fill="none" draw:fill-color="#75ab24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4347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2ffe5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211cm" svg:height="0.211cm" draw:transform="skewX (-0.0190240888467382) rotate (2.64417381677141) translate (10.248cm 14.675cm)">
            <text:p/>
          </draw:rect>
          <draw:frame draw:style-name="gr2" draw:text-style-name="P3" draw:layer="layout" svg:width="0.23cm" svg:height="0.624cm" svg:x="9.063cm" svg:y="15.648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228cm" svg:height="0.624cm" svg:x="12.862cm" svg:y="15.74cm">
            <draw:text-box>
              <text:p text:style-name="P2"><text:span text:style-name="T1">B</text:span></text:p>
            </draw:text-box>
          </draw:frame>
          <draw:line draw:style-name="gr1" draw:text-style-name="P1" draw:layer="layout" svg:x1="12.783cm" svg:y1="15.807cm" svg:x2="10.659cm" svg:y2="14.662cm">
            <text:p/>
          </draw:line>
          <draw:line draw:style-name="gr1" draw:text-style-name="P1" draw:layer="layout" svg:x1="9.396cm" svg:y1="15.807cm" svg:x2="10.657cm" svg:y2="14.662cm">
            <text:p/>
          </draw:line>
          <draw:line draw:style-name="gr3" draw:text-style-name="P4" draw:layer="layout" svg:x1="9.185cm" svg:y1="16.202cm" svg:x2="10.425cm" svg:y2="13.911cm">
            <text:p/>
          </draw:line>
          <draw:line draw:style-name="gr1" draw:text-style-name="P1" draw:layer="layout" svg:x1="9.396cm" svg:y1="15.805cm" svg:x2="12.784cm" svg:y2="15.805cm">
            <text:p/>
          </draw:line>
          <draw:line draw:style-name="gr4" draw:text-style-name="P1" draw:layer="layout" svg:x1="10.66cm" svg:y1="14.66cm" svg:x2="9.596cm" svg:y2="14.087cm">
            <text:p/>
          </draw:line>
          <draw:frame draw:style-name="gr5" draw:text-style-name="P3" draw:layer="layout" svg:width="0.722cm" svg:height="0.624cm" svg:x="10.427cm" svg:y="14.237cm">
            <draw:text-box>
              <text:p text:style-name="P2"><text:span text:style-name="T1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47" draw:display-name="Dashed (var) 4347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3:09.173157742</meta:creation-date>
    <dc:date>2018-02-26T13:13:32.122787786</dc:date>
    <meta:editing-duration>PT23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